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style:text-underline-style="solid" style:text-underline-width="auto" style:text-underline-color="font-color" officeooo:rsid="001a40a0" officeooo:paragraph-rsid="001a40a0"/>
    </style:style>
    <style:style style:name="P2" style:family="paragraph" style:parent-style-name="Standard">
      <style:text-properties style:text-underline-style="none" officeooo:rsid="001a40a0" officeooo:paragraph-rsid="001a40a0"/>
    </style:style>
    <style:style style:name="P3" style:family="paragraph" style:parent-style-name="Standard">
      <style:text-properties style:text-underline-style="none" officeooo:rsid="001b74bf" officeooo:paragraph-rsid="001b74bf"/>
    </style:style>
    <style:style style:name="P4" style:family="paragraph" style:parent-style-name="Standard">
      <style:text-properties style:text-underline-style="solid" style:text-underline-width="auto" style:text-underline-color="font-color" officeooo:rsid="001b74bf" officeooo:paragraph-rsid="001b74bf"/>
    </style:style>
    <style:style style:name="P5" style:family="paragraph" style:parent-style-name="Table_20_Contents">
      <style:text-properties officeooo:rsid="001ea7ea" officeooo:paragraph-rsid="001ea7ea"/>
    </style:style>
    <style:style style:name="P6" style:family="paragraph" style:parent-style-name="Standard">
      <style:text-properties style:text-underline-style="none" officeooo:rsid="001ea7ea" officeooo:paragraph-rsid="001ea7ea"/>
    </style:style>
    <style:style style:name="P7" style:family="paragraph" style:parent-style-name="Standard">
      <style:text-properties style:text-underline-style="solid" style:text-underline-width="auto" style:text-underline-color="font-color" officeooo:rsid="001ea7ea" officeooo:paragraph-rsid="001ea7ea"/>
    </style:style>
    <style:style style:name="P8" style:family="paragraph" style:parent-style-name="Standard">
      <style:text-properties style:text-underline-style="solid" style:text-underline-width="auto" style:text-underline-color="font-color" officeooo:rsid="001f49be" officeooo:paragraph-rsid="001f49be"/>
    </style:style>
    <style:style style:name="P9" style:family="paragraph" style:parent-style-name="Standard">
      <style:text-properties style:text-underline-style="none" officeooo:rsid="001f49be" officeooo:paragraph-rsid="001f49be"/>
    </style:style>
    <style:style style:name="P10" style:family="paragraph" style:parent-style-name="Standard">
      <style:text-properties style:text-underline-style="none" officeooo:rsid="0020ab27" officeooo:paragraph-rsid="0020ab27"/>
    </style:style>
    <style:style style:name="P11" style:family="paragraph" style:parent-style-name="Standard">
      <style:text-properties style:text-underline-style="none" officeooo:rsid="0022a88d" officeooo:paragraph-rsid="0022a88d"/>
    </style:style>
    <style:style style:name="P12" style:family="paragraph" style:parent-style-name="Standard">
      <style:text-properties style:text-underline-style="solid" style:text-underline-width="auto" style:text-underline-color="font-color" officeooo:rsid="0022a88d" officeooo:paragraph-rsid="0022a88d"/>
    </style:style>
    <style:style style:name="P13" style:family="paragraph" style:parent-style-name="Standard">
      <style:text-properties style:text-underline-style="solid" style:text-underline-width="auto" style:text-underline-color="font-color" officeooo:rsid="00261057" officeooo:paragraph-rsid="00261057"/>
    </style:style>
    <style:style style:name="P14" style:family="paragraph" style:parent-style-name="Standard">
      <style:text-properties style:text-underline-style="none" officeooo:rsid="00261057" officeooo:paragraph-rsid="00261057"/>
    </style:style>
    <style:style style:name="P15" style:family="paragraph" style:parent-style-name="Standard">
      <style:text-properties style:text-underline-style="none" officeooo:rsid="002689af" officeooo:paragraph-rsid="002689af"/>
    </style:style>
    <style:style style:name="P16" style:family="paragraph" style:parent-style-name="Standard">
      <style:text-properties style:text-underline-style="solid" style:text-underline-width="auto" style:text-underline-color="font-color" officeooo:rsid="0027c928" officeooo:paragraph-rsid="0027c928"/>
    </style:style>
    <style:style style:name="P17" style:family="paragraph" style:parent-style-name="Standard">
      <style:text-properties style:text-underline-style="none" officeooo:rsid="0027c928" officeooo:paragraph-rsid="0027c928"/>
    </style:style>
    <style:style style:name="P18" style:family="paragraph" style:parent-style-name="Standard">
      <style:text-properties style:text-underline-style="none" officeooo:rsid="002a4deb" officeooo:paragraph-rsid="002a4deb"/>
    </style:style>
    <style:style style:name="P19" style:family="paragraph" style:parent-style-name="Standard">
      <style:text-properties style:text-underline-style="none" officeooo:rsid="002ba989" officeooo:paragraph-rsid="002ba989"/>
    </style:style>
    <style:style style:name="P20" style:family="paragraph" style:parent-style-name="Standard">
      <style:text-properties style:text-underline-style="solid" style:text-underline-width="auto" style:text-underline-color="font-color" officeooo:rsid="002ba989" officeooo:paragraph-rsid="002ba989"/>
    </style:style>
    <style:style style:name="P21" style:family="paragraph" style:parent-style-name="Standard">
      <style:text-properties style:text-underline-style="none" officeooo:rsid="002bf838" officeooo:paragraph-rsid="002bf838"/>
    </style:style>
    <style:style style:name="P22" style:family="paragraph" style:parent-style-name="Standard">
      <style:text-properties style:text-underline-style="solid" style:text-underline-width="auto" style:text-underline-color="font-color" officeooo:rsid="002bf838" officeooo:paragraph-rsid="002bf838"/>
    </style:style>
    <style:style style:name="P23" style:family="paragraph" style:parent-style-name="Standard">
      <style:text-properties style:text-underline-style="solid" style:text-underline-width="auto" style:text-underline-color="font-color" officeooo:rsid="002df319" officeooo:paragraph-rsid="002df319"/>
    </style:style>
    <style:style style:name="P24" style:family="paragraph" style:parent-style-name="Standard">
      <style:text-properties style:text-underline-style="none" officeooo:rsid="002ed9ad" officeooo:paragraph-rsid="002ed9ad"/>
    </style:style>
    <style:style style:name="P25" style:family="paragraph" style:parent-style-name="Standard">
      <style:text-properties style:text-underline-style="solid" style:text-underline-width="auto" style:text-underline-color="font-color" officeooo:rsid="002ed9ad" officeooo:paragraph-rsid="002ed9ad"/>
    </style:style>
    <style:style style:name="P26" style:family="paragraph" style:parent-style-name="Standard">
      <style:text-properties style:text-underline-style="none" officeooo:rsid="002df319" officeooo:paragraph-rsid="002df319"/>
    </style:style>
    <style:style style:name="P27" style:family="paragraph" style:parent-style-name="Standard">
      <style:text-properties style:text-underline-style="solid" style:text-underline-width="auto" style:text-underline-color="font-color" officeooo:rsid="00306300" officeooo:paragraph-rsid="00306300"/>
    </style:style>
    <style:style style:name="P28" style:family="paragraph" style:parent-style-name="Standard">
      <style:text-properties style:text-underline-style="none" officeooo:rsid="00306300" officeooo:paragraph-rsid="00306300"/>
    </style:style>
    <style:style style:name="P29" style:family="paragraph" style:parent-style-name="Standard">
      <style:text-properties style:text-underline-style="none" officeooo:rsid="00307d54" officeooo:paragraph-rsid="00307d54"/>
    </style:style>
    <style:style style:name="P30" style:family="paragraph" style:parent-style-name="Standard">
      <style:text-properties style:text-underline-style="solid" style:text-underline-width="auto" style:text-underline-color="font-color" officeooo:rsid="00307d54" officeooo:paragraph-rsid="00307d54"/>
    </style:style>
    <style:style style:name="P31" style:family="paragraph" style:parent-style-name="Standard">
      <style:text-properties style:text-underline-style="none" officeooo:rsid="0032a30d" officeooo:paragraph-rsid="0032a30d"/>
    </style:style>
    <style:style style:name="P32" style:family="paragraph" style:parent-style-name="Standard">
      <style:text-properties style:text-underline-style="solid" style:text-underline-width="auto" style:text-underline-color="font-color" officeooo:rsid="00327b5c" officeooo:paragraph-rsid="00327b5c"/>
    </style:style>
    <style:style style:name="P33" style:family="paragraph" style:parent-style-name="Standard">
      <style:text-properties style:text-underline-style="none" officeooo:rsid="00327b5c" officeooo:paragraph-rsid="00327b5c"/>
    </style:style>
    <style:style style:name="T1" style:family="text">
      <style:text-properties officeooo:rsid="001b74bf"/>
    </style:style>
    <style:style style:name="T2" style:family="text">
      <style:text-properties officeooo:rsid="001d278a"/>
    </style:style>
    <style:style style:name="T3" style:family="text">
      <style:text-properties officeooo:rsid="0020ab27"/>
    </style:style>
    <style:style style:name="T4" style:family="text">
      <style:text-properties officeooo:rsid="0022a88d"/>
    </style:style>
    <style:style style:name="T5" style:family="text">
      <style:text-properties officeooo:rsid="00261057"/>
    </style:style>
    <style:style style:name="T6" style:family="text">
      <style:text-properties officeooo:rsid="0024a65c"/>
    </style:style>
    <style:style style:name="T7" style:family="text">
      <style:text-properties officeooo:rsid="002a4deb"/>
    </style:style>
    <style:style style:name="T8" style:family="text">
      <style:text-properties officeooo:rsid="002689af"/>
    </style:style>
    <style:style style:name="T9" style:family="text">
      <style:text-properties officeooo:rsid="0027c928"/>
    </style:style>
    <style:style style:name="T10" style:family="text">
      <style:text-properties officeooo:rsid="002ba989"/>
    </style:style>
    <style:style style:name="T11" style:family="text">
      <style:text-properties officeooo:rsid="002df319"/>
    </style:style>
    <style:style style:name="T12" style:family="text">
      <style:text-properties officeooo:rsid="002bf8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zadatak</text:p>
      <text:p text:style-name="P1"/>
      <text:p text:style-name="P2">Adresa <text:span text:style-name="T1">c8:4c:75:00:00:00</text:span></text:p>
      <text:p text:style-name="P3">Prva tri bajta su OUI, a zadnja tri bajta su NIC</text:p>
      <text:p text:style-name="P3">Proizvođač je Cisco Systems, Inc</text:p>
      <text:p text:style-name="P3"/>
      <text:p text:style-name="P4">2. zadatak</text:p>
      <text:p text:style-name="P4"/>
      <text:p text:style-name="P3">Veličina <text:span text:style-name="T2">zaglavlja okvira je 14 bajtova</text:span></text:p>
      <text:p text:style-name="P3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5">Preambula (8 bajta)</text:p>
          </table:table-cell>
          <table:table-cell table:style-name="Table1.A1" office:value-type="string">
            <text:p text:style-name="P5">MAC adresa odredišta (6 bajta)</text:p>
          </table:table-cell>
          <table:table-cell table:style-name="Table1.A1" office:value-type="string">
            <text:p text:style-name="P5">MAC adresa izvora (6 bajta)</text:p>
          </table:table-cell>
          <table:table-cell table:style-name="Table1.A1" office:value-type="string">
            <text:p text:style-name="P5">Tip (2 bajta)</text:p>
          </table:table-cell>
          <table:table-cell table:style-name="Table1.A1" office:value-type="string">
            <text:p text:style-name="P5">Podaci – LLC (od 46 do 1500 bajta)</text:p>
          </table:table-cell>
          <table:table-cell table:style-name="Table1.A1" office:value-type="string">
            <text:p text:style-name="P5">FCS (4 bajta)</text:p>
          </table:table-cell>
        </table:table-row>
      </table:table>
      <text:p text:style-name="P3"/>
      <text:p text:style-name="P6">U Wiresharku: MAC adresa odredišta, MAC adresa izvora, tip</text:p>
      <text:p text:style-name="P6"/>
      <text:p text:style-name="P7">3. zadatak</text:p>
      <text:p text:style-name="P7"/>
      <text:p text:style-name="P6">Ethernet u zaglavlju ima zapisanu informaciju o tipu paketa koji se prijenosi u podatkovnom dijelu</text:p>
      <text:p text:style-name="P6"/>
      <text:p text:style-name="P8">4. zadatak</text:p>
      <text:p text:style-name="P8"/>
      <text:p text:style-name="P9">traceroute za pc1 → server:</text:p>
      <text:p text:style-name="P9">1 10.0.0.1 (router0)</text:p>
      <text:p text:style-name="P9">2 10.0.1.1 (router1)</text:p>
      <text:p text:style-name="P9">3 10.0.2.2 (router2)</text:p>
      <text:p text:style-name="P9">4 10.0.6.2 (router6)</text:p>
      <text:p text:style-name="P9">5 10.0.7.2 (router7)</text:p>
      <text:p text:style-name="P9">6 10.0.8.10 (server)</text:p>
      <text:p text:style-name="P9"/>
      <text:p text:style-name="P9">traceroute za server → pc1:</text:p>
      <text:p text:style-name="P9">1 10.0.8.1 (router7)</text:p>
      <text:p text:style-name="P9">2 10.0.7.1 (router6)</text:p>
      <text:p text:style-name="P9">3 10.0.6.1 (router5)</text:p>
      <text:p text:style-name="P9">4 <text:span text:style-name="T3">10.0.2.1 (router1)</text:span></text:p>
      <text:p text:style-name="P10">5 10.0.1.2 (router0)</text:p>
      <text:p text:style-name="P10">6 10.0.0.21 (pc1)</text:p>
      <text:p text:style-name="P10"/>
      <text:p text:style-name="P10">putevi se razlikuju po smjeru propagacije te po nekim <text:span text:style-name="T4">routerima </text:span>(put 1 prolazio je kroz r<text:span text:style-name="T4">o</text:span>utere 1, 2 i 6 dok je put 2 prolazio kroz r<text:span text:style-name="T4">o</text:span>utere 6, 5 i 1)</text:p>
      <text:p text:style-name="P10"><text:soft-page-break/></text:p>
      <text:p text:style-name="P11">također se razlikuju po IP adresama svakog routera</text:p>
      <text:p text:style-name="P11"/>
      <text:p text:style-name="P12"><text:span text:style-name="T5">5</text:span>. zadatak</text:p>
      <text:p text:style-name="P12"/>
      <text:p text:style-name="P11">IP-paketi <text:span text:style-name="T6">u lokalnoj mreži prenose se </text:span><text:span text:style-name="T7">protokolom RIP, OSPF ili nekim drugim</text:span><text:span text:style-name="T6">, pri čemu ARP služi za dohvaćanje MAC adrese </text:span><text:span text:style-name="T8">uređaja koji</text:span><text:span text:style-name="T5"> ima određenu IP adresu</text:span></text:p>
      <text:p text:style-name="P11"/>
      <text:p text:style-name="P13">6. zadatak</text:p>
      <text:p text:style-name="P14"/>
      <text:p text:style-name="P15">ARP <text:span text:style-name="T9">svim </text:span>uređajima u mreži pošalje upit “traži se MAC adresa uređaja s IP adresom [IP adresa ovdje]”, a onda uređaj s traženom IP adresom (ako postoji) zauzvrat pošalje svoju MAC adresu nakon čega se paket proslijedi <text:span text:style-name="T9">uređaju</text:span></text:p>
      <text:p text:style-name="P15"/>
      <text:p text:style-name="P16">7. zadatak</text:p>
      <text:p text:style-name="P17"/>
      <text:p text:style-name="P17">parametri:</text:p>
      <text:p text:style-name="P17">1) -c – naredba ping prestaje se izvoditi nakon slanja određenog broja paketa</text:p>
      <text:p text:style-name="P17">2) -i – interval između slanja paketa (u sekundama)</text:p>
      <text:p text:style-name="P17">3) -n – prikaz svih adresa u brojčanom, a ne simboličkom obliku</text:p>
      <text:p text:style-name="P17">4) -s – veličina paketa koji se šalju</text:p>
      <text:p text:style-name="P17">5) -m – određivanje TTL vrijednosti paketa</text:p>
      <text:p text:style-name="P17"/>
      <text:p text:style-name="P16">8. zadatak</text:p>
      <text:p text:style-name="P16"/>
      <text:p text:style-name="P17">Budući da je TTL = 3, paketi ne smiju obavit više od 3 skoka i neće doći do računala udaljenog za više od 3 skoka</text:p>
      <text:p text:style-name="P17"/>
      <text:p text:style-name="P16">9. zadatak</text:p>
      <text:p text:style-name="P17"/>
      <text:p text:style-name="P18">Paket se fragmentira <text:span text:style-name="T10">u okvire koji se šalju do odredišta</text:span></text:p>
      <text:p text:style-name="P19">Najveća veličina paketa koja se može zadati u alatu ping je 65500 bajta I ona ovisi o protokolu koji se koristi u mreži</text:p>
      <text:p text:style-name="P19"/>
      <text:p text:style-name="P20">10. zadatak</text:p>
      <text:p text:style-name="P19"/>
      <text:p text:style-name="P19">Rast veličine paketa <text:span text:style-name="T11">(odnosno količine paketa nakon fragmentacije)</text:span> → produljenje vremena koje prijavljuje ping</text:p>
      <text:p text:style-name="P18"/>
      <text:p text:style-name="P19">bez dodatnog spajanja rutera ping prijavljuje vrijeme otprilike 0.1<text:span text:style-name="T12">85</text:span> ms</text:p>
      <text:p text:style-name="P19">uz spajanje rutera 0 i 7 ping prijavljuje vrijeme otprilike 0.1<text:span text:style-name="T12">27</text:span> ms</text:p>
      <text:p text:style-name="P19"><text:soft-page-break/>uz spajanje rutera 2 I 5 (0 I 7 u ovom slučaju nisu spojeni) ping prijavljuje vrijeme otprilike 0.1<text:span text:style-name="T12">83</text:span> ms</text:p>
      <text:p text:style-name="P21">(korištena je veličina paketa 4096 bajta)</text:p>
      <text:p text:style-name="P19"/>
      <text:p text:style-name="P21">dodavanje novih veza između rutera može ubrzati prijenos podataka ili ne utjecati na brzinu prijenosa podataka ovisno o izboru rutera (stvaranjem veze između rutera 0 i 7 stvara se novi kraći put od pc1 do servera, nove mogući putevi koji se stvaraju povezivanjem rutera 2 I 5 nisu kraći od već postojećih)</text:p>
      <text:p text:style-name="P19"/>
      <text:p text:style-name="P22">11. zadatak</text:p>
      <text:p text:style-name="P21"/>
      <text:p text:style-name="P21">povećanjem propagacijskog kašnjenja produljuje se vrijeme koje prijavljuje alat ping</text:p>
      <text:p text:style-name="P21"/>
      <text:p text:style-name="P23">12. zadatak</text:p>
      <text:p text:style-name="P23"/>
      <text:p text:style-name="P24">korišteni protokoli: ICMP, ARP, RIPv2, RIPng</text:p>
      <text:p text:style-name="P24">navedeni protokoli pripadaju mrežnom sloju TCP/IP-modela</text:p>
      <text:p text:style-name="P24"/>
      <text:p text:style-name="P25">13. zadatak</text:p>
      <text:p text:style-name="P25"/>
      <text:p text:style-name="P24">ovisno o odabranoj veličini paketa mijenjaju se podaci u njima</text:p>
      <text:p text:style-name="P24"/>
      <text:p text:style-name="P25">14. zadatak</text:p>
      <text:p text:style-name="P24"/>
      <text:p text:style-name="P24">127.0.0.1 je localhost adresa tako da ono što se šalje odlazi direktno uređaju koji je to i poslao</text:p>
      <text:p text:style-name="P24">dakle, ne generira se promet</text:p>
      <text:p text:style-name="P26"/>
      <text:p text:style-name="P27">15. zadatak</text:p>
      <text:p text:style-name="P28"/>
      <text:p text:style-name="P29">minimalna vrijednost MTU je 46 bajta, a maksimalna 1500 bajta, s tim da će se podaci manji od 1500 bajta popuniti do veličine 1500 bajta</text:p>
      <text:p text:style-name="P29"/>
      <text:p text:style-name="P30">16. zadatak</text:p>
      <text:p text:style-name="P30"/>
      <text:p text:style-name="P31">na protokolima različitim od UDP-a može se dogoditi da traceroute ne pošalje zadnji povratni paket</text:p>
      <text:p text:style-name="P30"/>
      <text:p text:style-name="P32">17. zadatak</text:p>
      <text:p text:style-name="P32"/>
      <text:p text:style-name="P33">pošalje se paket sa TTL=1 i zabilježi se odakle je došla poruka o grešci</text:p>
      <text:p text:style-name="P33"><text:soft-page-break/>ista stvar se napravi za TTL=2 I TTL=3 itd. dok se ne primi poruka sa odredišta</text:p>
      <text:p text:style-name="P33"/>
      <text:p text:style-name="P32">18. zadatak</text:p>
      <text:p text:style-name="P33"/>
      <text:p text:style-name="P33">vrsta paketa koji se prenosi u podatkovnom dijelu IP-paketa zapisana je u IP-okviru tog paketa</text:p>
      <text:p text:style-name="P33">moguće vrste tih paketa su UDP, TCP, ICMP, IGMP i RAW</text:p>
      <text:p text:style-name="P33"/>
      <text:p text:style-name="P32">19. zadatak</text:p>
      <text:p text:style-name="P33"/>
      <text:p text:style-name="P33">Nema načina da se iz IP paketa očita put kojim je prošao kroz mrežu, IP protokol je nespojna usluga</text:p>
      <text:p text:style-name="P33"/>
      <text:p text:style-name="P32">20. zadatak</text:p>
      <text:p text:style-name="P33"/>
      <text:p text:style-name="P33">IP protokol kao nespojna usluga bez potvrde o primitku paketa ne može znati je li paket stvarno došao do odredišta</text:p>
      <text:p text:style-name="P33"/>
      <text:p text:style-name="P32">21. zadatak</text:p>
      <text:p text:style-name="P33"/>
      <text:p text:style-name="P33">više fragmenata → više zaglavlja – utjecaj na propusnost</text:p>
      <text:p text:style-name="P33">više fragmenata → veće kašnjenje zbog vremenskog razmaka između slanja okvir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6T00:57:14.548766841</meta:creation-date>
    <dc:date>2025-04-06T20:19:12.900487965</dc:date>
    <meta:editing-duration>PT44M12S</meta:editing-duration>
    <meta:editing-cycles>8</meta:editing-cycles>
    <meta:generator>LibreOffice/25.2.2.2$Linux_X86_64 LibreOffice_project/520$Build-2</meta:generator>
    <meta:document-statistic meta:table-count="1" meta:image-count="0" meta:object-count="0" meta:page-count="4" meta:paragraph-count="82" meta:word-count="691" meta:character-count="4046" meta:non-whitespace-character-count="3430"/>
  </office:meta>
</office:document-meta>
</file>